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02e48" officeooo:paragraph-rsid="00102e48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bold" officeooo:rsid="00102e48" officeooo:paragraph-rsid="00102e4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20859" officeooo:paragraph-rsid="00120859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Liberation Serif" fo:font-size="12pt" fo:font-weight="bold" officeooo:rsid="001487a9" officeooo:paragraph-rsid="001487a9" style:font-size-asian="10.5pt" style:font-weight-asian="bold" style:font-size-complex="12pt" style:font-weight-complex="bold"/>
    </style:style>
    <style:style style:name="P5" style:family="paragraph" style:parent-style-name="Standard">
      <style:text-properties style:font-name="Liberation Serif" fo:font-size="12pt" fo:font-weight="bold" officeooo:rsid="00151bb1" officeooo:paragraph-rsid="00151bb1" style:font-size-asian="10.5pt" style:font-weight-asian="bold" style:font-size-complex="12pt" style:font-weight-complex="bold"/>
    </style:style>
    <style:style style:name="P6" style:family="paragraph" style:parent-style-name="Standard">
      <style:text-properties style:font-name="Liberation Serif" fo:font-size="12pt" fo:font-weight="bold" officeooo:rsid="0016ede4" officeooo:paragraph-rsid="0016ede4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Courier New" fo:font-size="12pt" fo:font-weight="bold" officeooo:rsid="0016ede4" officeooo:paragraph-rsid="0016ede4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0968" style:font-weight-asian="normal" style:font-weight-complex="normal"/>
    </style:style>
    <style:style style:name="T3" style:family="text">
      <style:text-properties fo:font-weight="normal" officeooo:rsid="00138bed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38bed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51bb1" style:font-style-asian="normal" style:font-weight-asian="normal" style:font-style-complex="normal" style:font-weight-complex="normal"/>
    </style:style>
    <style:style style:name="T7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Courier New" fo:font-style="normal" fo:font-weight="normal" officeooo:rsid="00138bed" style:font-style-asian="normal" style:font-weight-asian="normal" style:font-style-complex="normal" style:font-weight-complex="normal"/>
    </style:style>
    <style:style style:name="T9" style:family="text">
      <style:text-properties style:font-name="Courier New" fo:font-style="normal" fo:font-weight="normal" officeooo:rsid="00151bb1" style:font-style-asian="normal" style:font-weight-asian="normal" style:font-style-complex="normal" style:font-weight-complex="normal"/>
    </style:style>
    <style:style style:name="T10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ting up C-News on 2.11 BSD</text:p>
      <text:p text:style-name="P1"/>
      <text:p text:style-name="P2">1. Preliminaries</text:p>
      <text:p text:style-name="P2"><text:span text:style-name="T1"/></text:p>
      <text:p text:style-name="P2"><text:span text:style-name="T1">This document assumes that you already have UUCP configured and talking with at least one other machine.</text:span></text:p>
      <text:p text:style-name="P2"><text:span text:style-name="T1"/></text:p>
      <text:p text:style-name="P3"><text:span text:style-name="T1">First, &lt;insert instructions for obtaining C-news here</text:span><text:span text:style-name="T2">&gt;</text:span></text:p>
      <text:p text:style-name="P3"><text:span text:style-name="T1"/></text:p>
      <text:p text:style-name="P3"><text:span text:style-name="T1"/></text:p>
      <text:p text:style-name="P3"><text:span text:style-name="T3">Now,</text:span><text:span text:style-name="T1"> add lines to </text:span><text:span text:style-name="T4">/etc/passwd and /etc/group for a user and group called “news”. </text:span><text:span text:style-name="T5">It’s a good idea to edit /etc/passwd with vipw instead of normal vi, as vipw does checks to make sure that the /etc/passwd doesn’t contain any syntax errors once you’re done editing.</text:span></text:p>
      <text:p text:style-name="P3"><text:span text:style-name="T4"/></text:p>
      <text:p text:style-name="P3"><text:span text:style-name="T4">/etc/passwd:</text:span></text:p>
      <text:p text:style-name="P3"><text:span text:style-name="T4"/></text:p>
      <text:p text:style-name="P3"><text:span text:style-name="T4"><text:tab/></text:span><text:span text:style-name="T7">news:*:</text:span><text:span text:style-name="T8">$UID</text:span><text:span text:style-name="T7">:</text:span><text:span text:style-name="T8">$GID</text:span><text:span text:style-name="T7">:C news,,,:</text:span><text:span text:style-name="T8">$NEWSHOME:$SHELL</text:span></text:p>
      <text:p text:style-name="P3"><text:span text:style-name="T8"/></text:p>
      <text:p text:style-name="P4"><text:span text:style-name="T5">$</text:span><text:span text:style-name="T4">UID and $GID should be replaced with user and group ID numbers that do not belong to any existing user/group listed in /etc/passwd or /etc/group. $NEWSHOME should be where you plan to put C News’s control files &lt;Discussion of possible locations/space constraints here&gt;. $SHELL should be whatever shell you want to use when performing maintenance as the news user. </text:span><text:span text:style-name="T6">You can name the news <text:s text:c="2"/>user something else if you want, but “news” is a sensible default.</text:span></text:p>
      <text:p text:style-name="P4"><text:span text:style-name="T4"/></text:p>
      <text:p text:style-name="P4"><text:span text:style-name="T4">/etc/group:</text:span></text:p>
      <text:p text:style-name="P4"><text:span text:style-name="T4"/></text:p>
      <text:p text:style-name="P4"><text:span text:style-name="T4"><text:tab/></text:span><text:span text:style-name="T9">news:*:$GID:news</text:span></text:p>
      <text:p text:style-name="P4"><text:span text:style-name="T6"/></text:p>
      <text:p text:style-name="P5"><text:span text:style-name="T4">$GID should be the same $GID used in the passwd file.</text:span></text:p>
      <text:p text:style-name="P5"><text:span text:style-name="T4"/></text:p>
      <text:p text:style-name="P5"><text:span text:style-name="T4">Now run:</text:span></text:p>
      <text:p text:style-name="P5"><text:span text:style-name="T4"/></text:p>
      <text:p text:style-name="P5"><text:span text:style-name="T4"><text:tab/></text:span><text:span text:style-name="T7">passwd news</text:span></text:p>
      <text:p text:style-name="P5"><text:span text:style-name="T10"/></text:p>
      <text:p text:style-name="P5"><text:span text:style-name="T4">To set a password for the </text:span><text:span text:style-name="T7">news</text:span><text:span text:style-name="T4"> user.</text:span></text:p>
      <text:p text:style-name="P5"><text:span text:style-name="T4"/></text:p>
      <text:p text:style-name="P5"><text:span text:style-name="T4">Now go to the news source directory, and, as root, run:</text:span></text:p>
      <text:p text:style-name="P5"><text:span text:style-name="T4"/></text:p>
      <text:p text:style-name="P5"><text:span text:style-name="T4"><text:tab/></text:span><text:span text:style-name="T7">chmod -R news.news *</text:span></text:p>
      <text:p text:style-name="P5"><text:span text:style-name="T7"/></text:p>
      <text:p text:style-name="P5"><text:span text:style-name="T4">Certain parts of the build process need to be run as </text:span><text:span text:style-name="T7">news</text:span><text:span text:style-name="T4">, and will choke if <text:s/></text:span><text:span text:style-name="T7">news</text:span><text:span text:style-name="T4"> doesn’t own the sources.</text:span></text:p>
      <text:p text:style-name="P5"><text:span text:style-name="T4"/></text:p>
      <text:p text:style-name="P6"><text:span text:style-name="T4">Now, <text:s/>either switch to the <text:s/></text:span><text:span text:style-name="T9">news</text:span><text:span text:style-name="T6"> </text:span><text:span text:style-name="T4">user account:<text:line-break/></text:span></text:p>
      <text:p text:style-name="P6"><text:span text:style-name="T4"><text:tab/></text:span><text:span text:style-name="T7">su - news</text:span></text:p>
      <text:p text:style-name="P6"><text:span text:style-name="T4"/></text:p>
      <text:p text:style-name="P6"><text:span text:style-name="T4"><text:s/>or telnet in to another terminal and login as </text:span><text:span text:style-name="T7">news</text:span><text:span text:style-name="T4">.</text:span></text:p>
      <text:p text:style-name="P6"><text:soft-page-break/><text:span text:style-name="T4"/></text:p>
      <text:p text:style-name="P6"><text:span text:style-name="T4">Then, run:</text:span></text:p>
      <text:p text:style-name="P6"><text:span text:style-name="T4"/></text:p>
      <text:p text:style-name="P7"><text:span text:style-name="T4"><text:tab/>./quiz</text:span></text:p>
      <text:p text:style-name="P6"><text:span text:style-name="T4"/></text:p>
      <text:p text:style-name="P6"><text:span text:style-name="T4">This is a configuration script that asks questions about your system and tailors the build process according to your responses.</text:span></text:p>
      <text:p text:style-name="P6"><text:span text:style-name="T4"/></text:p>
      <text:p text:style-name="P6"><text:span text:style-name="T4">The default answer to any question is printed between square brackets [like this], and can be selected just by pressing enter. The first two questions are</text:span></text:p>
      <text:p text:style-name="P6"><text:span text:style-name="T4"/></text:p>
      <text:p text:style-name="P7"><text:span text:style-name="T4"><text:tab/>What user id should be used for news files [news]? </text:span></text:p>
      <text:p text:style-name="P7"><text:span text:style-name="T4"><text:tab/>What group id should be used for news files [news]?</text:span></text:p>
      <text:p text:style-name="P7"><text:span text:style-name="T4"/></text:p>
      <text:p text:style-name="P6"><text:span text:style-name="T4">If you put “news” into /etc/passwd and /etc/group as shown above, you can just accept the defaults he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20:43:14.037935006</meta:creation-date>
    <dc:date>2019-11-06T22:15:19.222170461</dc:date>
    <meta:editing-duration>PT44M4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27" meta:word-count="326" meta:character-count="1912" meta:non-whitespace-character-count="1597"/>
  </office:meta>
</office:document-meta>
</file>